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19" calcext:value-type="float">
            <text:p>181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2" calcext:value-type="float">
            <text:p>102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6" calcext:value-type="float">
            <text:p>3116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23" calcext:value-type="float">
            <text:p>1423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23" calcext:value-type="float">
            <text:p>222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61" calcext:value-type="float">
            <text:p>11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31" calcext:value-type="float">
            <text:p>103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